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7">
      <style:text-properties style:text-underline-style="solid" style:text-underline-width="auto" style:text-underline-color="font-color"/>
    </style:style>
    <style:style style:name="P2" style:family="paragraph" style:parent-style-name="Standard" style:list-style-name="L7"/>
    <style:style style:name="P3" style:family="paragraph" style:parent-style-name="Standard" style:list-style-name="L7">
      <style:text-properties style:text-underline-style="none"/>
    </style:style>
    <style:style style:name="P4" style:family="paragraph" style:parent-style-name="Standard" style:list-style-name="L7">
      <style:text-properties style:font-name="Courier 10 Pitch"/>
    </style:style>
    <style:style style:name="P5" style:family="paragraph" style:parent-style-name="Standard">
      <style:text-properties fo:font-style="italic" style:font-style-asian="italic" style:font-style-complex="italic"/>
    </style:style>
    <style:style style:name="P6" style:family="paragraph" style:parent-style-name="Standard" style:list-style-name="L7">
      <style:text-properties fo:font-style="italic" style:font-style-asian="italic" style:font-style-complex="italic"/>
    </style:style>
    <style:style style:name="P7" style:family="paragraph" style:parent-style-name="Standard" style:list-style-name="L7">
      <style:text-properties fo:font-style="normal" style:font-style-asian="normal" style:font-style-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1">
      <style:text-properties fo:font-style="italic" style:font-style-asian="italic" style:font-style-complex="italic"/>
    </style:style>
    <style:style style:name="P11" style:family="paragraph" style:parent-style-name="Text_20_body">
      <style:text-properties style:font-name="Courier 10 Pitch"/>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style:font-name="Courier 10 Pitch"/>
    </style:style>
    <style:style style:name="T9" style:family="text">
      <style:text-properties style:font-name="Courier 10 Pitch" fo:font-style="normal" style:font-style-asian="normal" style:font-style-complex="normal"/>
    </style:style>
    <style:style style:name="T10" style:family="text">
      <style:text-properties style:font-name="Courier 10 Pitch" fo:font-style="normal" style:text-underline-style="none"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pwfarm' generally refers to the set of scripts that enables one to execute Polyworld-related applications on a collection of computers. </text:p>
      <text:p text:style-name="Text_20_body">The implementation of pwfarm makes a distinction between two sets of functionality</text:p>
      <text:list xml:id="list1639868705" text:style-name="L2">
        <text:list-item>
          <text:p text:style-name="P9">An underlying 'pwfarm' infrastructure that provides general functionality for executing code on the 'farm' of computers.</text:p>
        </text:list-item>
        <text:list-item>
          <text:p text:style-name="P9">A higher-level set of utilities that leverage the pwfarm infrastructure in order to run Polyworld and scripts for analyzing output from Polyworld.</text:p>
        </text:list-item>
      </text:list>
      <text:p text:style-name="Text_20_body">Unless discussing low-level details, the term 'pwfarm' typically entails both of those layers.</text:p>
      <text:p text:style-name="Text_20_body">The majority of the implementation of pwfarm is located in scripts/farm. Within that directory, scripts prefixed with 'pwfarm_' are generally infrastructural scripts not intended for direct invocation by the user. Scripts prefixed with 'poly_' are generally intended for direct use by a user, and invoking a 'poly_' script with no arguments should print usage to stdout. In some cases, a 'poly_' script will not print a usage message, but no harm will be done.</text:p>
      <text:h text:style-name="Heading_20_1" text:outline-level="1">Filesystem Structure</text:h>
      <text:p text:style-name="Text_20_body">As a developer, you will have four major directories related to pwfarm:</text:p>
      <text:list xml:id="list1725584972" text:style-name="L1">
        <text:list-item>
          <text:p text:style-name="P8"><text:span text:style-name="T1">Local Source</text:span>: Directory on your workstation within which you have extracted the contents of CVS.</text:p>
        </text:list-item>
        <text:list-item>
          <text:p text:style-name="P8"><text:span text:style-name="T1">Local pwfarm home</text:span>: ~/polyworld_pwfarm on your development machine, which primarily contains farm configuration files.</text:p>
        </text:list-item>
        <text:list-item>
          <text:p text:style-name="P10">Local runs:<text:span text:style-name="T3"> Directory on your development machine containing a subset of “run” data pulled from the farm after executing.</text:span></text:p>
        </text:list-item>
        <text:list-item>
          <text:p text:style-name="P10">Remote pwfarm home: <text:span text:style-name="T3">~/polyworld_pwfarm on each node of the farm, which has subdirectories containing source, binaries, and run data.</text:span></text:p>
        </text:list-item>
      </text:list>
      <text:h text:style-name="Heading_20_1" text:outline-level="1"><text:span text:style-name="T3">Setting Up</text:span></text:h>
      <text:list xml:id="list1853836718" text:style-name="L7">
        <text:list-item>
          <text:p text:style-name="P2"><text:span text:style-name="T6">Install Polyworld on Workstation</text:span></text:p>
          <text:list>
            <text:list-item>
              <text:p text:style-name="P3">Extract project from CVS and build – outside scope of this document.</text:p>
            </text:list-item>
          </text:list>
        </text:list-item>
        <text:list-item>
          <text:p text:style-name="P1">Setup Certificate-based SSH Authentication on each farm node</text:p>
          <text:list>
            <text:list-item>
              <text:p text:style-name="P3"><text:span text:style-name="T1">Todo – find good link on how to do this</text:span></text:p>
            </text:list-item>
          </text:list>
        </text:list-item>
        <text:list-item>
          <text:p text:style-name="P3"><text:span text:style-name="T4">Define farm nodes on workstation</text:span></text:p>
          <text:list>
            <text:list-item>
              <text:p text:style-name="P2"><text:span text:style-name="T5">For each node, create an environment variable pw</text:span><text:span text:style-name="T2">xx</text:span><text:span text:style-name="T5"> that expands to a hostname. This should be done in a file like ~/.bashrc and look something like </text:span></text:p>
              <text:p text:style-name="P2"><text:span text:style-name="T5"/></text:p>
              <text:p text:style-name="P2"><text:span text:style-name="T10">export pw00="156.56.29.176"</text:span></text:p>
              <text:p text:style-name="P2"><text:span text:style-name="T10">export pw01="156.56.93.69"</text:span></text:p>
              <text:p text:style-name="P2"><text:span text:style-name="T10"/></text:p>
            </text:list-item>
            <text:list-item>
              <text:p text:style-name="P2"><text:span text:style-name="T7">Create a directory ~/polyworld_pwfarm/etc on your workstation</text:span></text:p>
            </text:list-item>
            <text:list-item>
              <text:p text:style-name="P2"><text:span text:style-name="T7">Create a file ~/polyworld_pwfarm/etc/pwhostnumbers that contains the node numbers. If the farm has 10 nodes numbered 0-9, then this file can easily be created like:</text:span></text:p>
              <text:p text:style-name="P4"><text:soft-page-break/><text:span text:style-name="T7">echo {0..9} &gt; ~/polyworld_pwfarm/etc/pwhostnumbers</text:span></text:p>
            </text:list-item>
            <text:list-item>
              <text:p text:style-name="P2">Create a file ~/polyworld_pwfarm/etc/pwuser that contains the the user name that is used for logging onto a farm node. This user name is an OS account. On a Mac, you'll see a directory like /Users/<text:span text:style-name="T1">user</text:span><text:span text:style-name="T3">. On Linux, you'll see a directory like /home/</text:span><text:span text:style-name="T1">user</text:span><text:span text:style-name="T3">. Ultimately, this is the user name used for logging in via ssh.</text:span></text:p>
            </text:list-item>
          </text:list>
        </text:list-item>
        <text:list-item>
          <text:p text:style-name="P1"><text:span text:style-name="T3">Build Polyworld on the farm</text:span></text:p>
          <text:list>
            <text:list-item>
              <text:p text:style-name="P3"><text:span text:style-name="T3">From your workstation, execute scripts/farm/poly_build.sh. It takes no arguments, and should be able to be executed from any working directory. However, the author typically executes it from the directory to which the CVS repository is extracted, and that's probably best practice. That is, from your working directory you should be executing the command </text:span><text:span text:style-name="T9">./scripts/farm/poly_build.sh</text:span></text:p>
            </text:list-item>
            <text:list-item>
              <text:p text:style-name="P2">At this point, you should be at a GNU Screen window list. Look for tutorials on GNU Screen.</text:p>
              <text:list>
                <text:list-item>
                  <text:p text:style-name="P6">Todo – add a few pointers...</text:p>
                </text:list-item>
              </text:list>
            </text:list-item>
            <text:list-item>
              <text:p text:style-name="P7">If all goes well, you'll see the message 'YAY!' written to stdout when the script terminates.</text:p>
            </text:list-item>
          </text:list>
        </text:list-item>
      </text:list>
      <text:p text:style-name="P5"/>
      <text:h text:style-name="Heading_20_1" text:outline-level="1"><text:span text:style-name="T3">Running Polyworld</text:span></text:h>
      <text:p text:style-name="Text_20_body"><text:span text:style-name="T3">To run Polyworld on the farm, you must use ./scripts/farm/poly_run.sh. Execute that script with no parameters to see usage.</text:span></text:p>
      <text:h text:style-name="Heading_20_1" text:outline-level="1"><text:span text:style-name="T3">Running Passive</text:span></text:h>
      <text:p text:style-name="Text_20_body"><text:span text:style-name="T3">To perform a passive run on the farm, use ./scripts/farm/poly_passive.sh</text:span></text:p>
      <text:h text:style-name="Heading_20_1" text:outline-level="1"><text:span text:style-name="T3">Farm Hard Drive Stats</text:span></text:h>
      <text:p text:style-name="Text_20_body"><text:span text:style-name="T3">To see stats on hard drive usage, perform:</text:span></text:p>
      <text:p text:style-name="P11"><text:span text:style-name="T3">./scripts/farm/poly_stat.sh df</text:span></text:p>
      <text:h text:style-name="Heading_20_1" text:outline-level="1"><text:span text:style-name="T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meta:initial-creator>
    <meta:creation-date>2010-08-10T23:03:43</meta:creation-date>
    <dc:date>2010-08-11T00:02:24</dc:date>
    <dc:creator>sean </dc:creator>
    <meta:editing-duration>PT00H58M42S</meta:editing-duration>
    <meta:editing-cycles>2</meta:editing-cycles>
    <meta:generator>OpenOffice.org/3.2$Unix OpenOffice.org_project/320m12$Build-9483</meta:generator>
    <meta:document-statistic meta:table-count="0" meta:image-count="0" meta:object-count="0" meta:page-count="2" meta:paragraph-count="38" meta:word-count="568" meta:character-count="3636"/>
  </office:meta>
</office:document-meta>
</file>